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Text_20_body" style:list-style-name="L5">
      <style:paragraph-properties fo:margin-top="0in" fo:margin-bottom="0in"/>
    </style:style>
    <style:style style:name="P16" style:family="paragraph" style:parent-style-name="Text_20_body" style:list-style-name="L6">
      <style:paragraph-properties fo:margin-top="0in" fo:margin-bottom="0in"/>
    </style:style>
    <style:style style:name="P17" style:family="paragraph" style:parent-style-name="Text_20_body" style:list-style-name="L7">
      <style:paragraph-properties fo:margin-top="0in" fo:margin-bottom="0in"/>
    </style:style>
    <style:style style:name="P18" style:family="paragraph" style:parent-style-name="Text_20_body" style:list-style-name="L8">
      <style:paragraph-properties fo:margin-top="0in" fo:margin-bottom="0in"/>
    </style:style>
    <style:style style:name="P19" style:family="paragraph" style:parent-style-name="Text_20_body" style:list-style-name="L9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Maria Elena Gonzalez</text:span> | <text:span text:style-name="Strong_20_Emphasis">Location:</text:span> San Francisco, CA | <text:span text:style-name="Strong_20_Emphasis">Phone:</text:span> (415) 555-1234 | <text:span text:style-name="Strong_20_Emphasis">Email:</text:span> maria.gonzalez@example.com<text:line-break/><text:span text:style-name="Strong_20_Emphasis">GitHub:</text:span> <text:a xlink:type="simple" xlink:href="https://github.com/mariagonzalez" office:target-frame-name="_new" xlink:show="replace" text:style-name="Internet_20_link" text:visited-style-name="Visited_20_Internet_20_Link">https://github.com/mariagonzalez</text:a> | <text:span text:style-name="Strong_20_Emphasis">LinkedIn:</text:span> <text:a xlink:type="simple" xlink:href="https://www.linkedin.com/in/maria-elena-gonzalez/" office:target-frame-name="_new" xlink:show="replace" text:style-name="Internet_20_link" text:visited-style-name="Visited_20_Internet_20_Link">https://www.linkedin.com/in/maria-elena-gonzalez/</text:a></text:p>
      <text:p text:style-name="Text_20_body"><text:span text:style-name="Strong_20_Emphasis">Objective:</text:span><text:line-break/>Detail-oriented Software Developer with a passion for creating innovative web applications. Seeking a position at Innovatech, where I can utilize my skills in front-end development, user experience design, and software engineering to contribute to the company's success.</text:p>
      <text:p text:style-name="Text_20_body"><text:span text:style-name="Strong_20_Emphasis">Highlights of Qualifications:</text:span></text:p>
      <text:list xml:id="list783973823565931784" text:style-name="L1">
        <text:list-item>
          <text:p text:style-name="P11">Extensive experience in developing responsive web applications using HTML, CSS, JavaScript, and React.</text:p>
        </text:list-item>
        <text:list-item>
          <text:p text:style-name="P11">Proficient in backend development with Node.js and Express.</text:p>
        </text:list-item>
        <text:list-item>
          <text:p text:style-name="P11">Skilled in using version control systems like Git and project management tools like Jira.</text:p>
        </text:list-item>
        <text:list-item>
          <text:p text:style-name="P11">Strong problem-solving abilities and a keen eye for detail.</text:p>
        </text:list-item>
        <text:list-item>
          <text:p text:style-name="P1">Excellent communication skills and a proven track record of collaborating effectively with cross-functional teams.</text:p>
        </text:list-item>
      </text:list>
      <text:p text:style-name="Text_20_body"><text:span text:style-name="Strong_20_Emphasis">Technical Skills:</text:span></text:p>
      <text:list xml:id="list4017468938815679279" text:style-name="L2">
        <text:list-item>
          <text:p text:style-name="P12"><text:span text:style-name="Strong_20_Emphasis">Programming Languages:</text:span> JavaScript, Python, Ruby</text:p>
        </text:list-item>
        <text:list-item>
          <text:p text:style-name="P12"><text:span text:style-name="Strong_20_Emphasis">Web Development:</text:span> HTML, CSS, React, Angular, Node.js, Express</text:p>
        </text:list-item>
        <text:list-item>
          <text:p text:style-name="P12"><text:span text:style-name="Strong_20_Emphasis">Databases:</text:span> MySQL, MongoDB, PostgreSQL</text:p>
        </text:list-item>
        <text:list-item>
          <text:p text:style-name="P12"><text:span text:style-name="Strong_20_Emphasis">Tools &amp; Technologies:</text:span> Docker, Kubernetes, Git, Jenkins, Jira</text:p>
        </text:list-item>
        <text:list-item>
          <text:p text:style-name="P12"><text:span text:style-name="Strong_20_Emphasis">Cloud Platforms:</text:span> AWS, Heroku, Azure</text:p>
        </text:list-item>
        <text:list-item>
          <text:p text:style-name="P2"><text:span text:style-name="Strong_20_Emphasis">Other:</text:span> Agile methodologies, Test-Driven Development (TDD), RESTful APIs</text:p>
        </text:list-item>
      </text:list>
      <text:p text:style-name="Text_20_body"><text:span text:style-name="Strong_20_Emphasis">Education:</text:span> <text:span text:style-name="Strong_20_Emphasis">Bachelor of Science in Computer Science</text:span><text:line-break/>University of California, San Francisco - San Francisco, CA<text:line-break/>September 2015 - June 2019</text:p>
      <text:list xml:id="list8928050865891833205" text:style-name="L3">
        <text:list-item>
          <text:p text:style-name="P13">GPA: 3.8/4.0</text:p>
        </text:list-item>
        <text:list-item>
          <text:p text:style-name="P3">Relevant Coursework: Web Development, Data Structures, Algorithms, Database Systems, Cloud Computing</text:p>
        </text:list-item>
      </text:list>
      <text:p text:style-name="Text_20_body"><text:span text:style-name="Strong_20_Emphasis">Professional Experience:</text:span> <text:span text:style-name="Strong_20_Emphasis">Front-End Developer</text:span><text:line-break/>Web Creators Inc., San Francisco, CA<text:line-break/>July 2019 - Present</text:p>
      <text:list xml:id="list7572665205708076480" text:style-name="L4">
        <text:list-item>
          <text:p text:style-name="P14">Developed and maintained front-end components for a high-traffic e-commerce platform using React and Redux.</text:p>
        </text:list-item>
        <text:list-item>
          <text:p text:style-name="P14">Improved site performance and user experience by optimizing CSS and JavaScript code.</text:p>
        </text:list-item>
        <text:list-item>
          <text:p text:style-name="P14">Collaborated with backend developers to integrate APIs and ensure seamless data flow.</text:p>
        </text:list-item>
        <text:list-item>
          <text:p text:style-name="P4">Participated in code reviews and provided mentorship to junior developers.</text:p>
        </text:list-item>
      </text:list>
      <text:p text:style-name="Text_20_body"><text:span text:style-name="Strong_20_Emphasis">Software Developer Intern</text:span><text:line-break/>Tech Innovators, Palo Alto, CA<text:line-break/>June 2018 - August 2018</text:p>
      <text:list xml:id="list3751706236858979704" text:style-name="L5">
        <text:list-item>
          <text:p text:style-name="P15">Assisted in the development of a web-based project management tool using Angular and Node.js.</text:p>
        </text:list-item>
        <text:list-item>
          <text:p text:style-name="P15"><text:soft-page-break/>Implemented RESTful APIs for data retrieval and storage.</text:p>
        </text:list-item>
        <text:list-item>
          <text:p text:style-name="P5">Conducted unit testing and debugging to ensure the reliability and performance of the application.</text:p>
        </text:list-item>
      </text:list>
      <text:p text:style-name="Text_20_body"><text:span text:style-name="Strong_20_Emphasis">Research Assistant</text:span><text:line-break/>Human-Computer Interaction Lab, UCSF<text:line-break/>September 2017 - May 2018</text:p>
      <text:list xml:id="list7394124678082299776" text:style-name="L6">
        <text:list-item>
          <text:p text:style-name="P16">Conducted research on improving user interaction with web interfaces.</text:p>
        </text:list-item>
        <text:list-item>
          <text:p text:style-name="P16">Developed prototypes and conducted usability testing to gather user feedback.</text:p>
        </text:list-item>
        <text:list-item>
          <text:p text:style-name="P6">Published findings in a peer-reviewed journal and presented at the CHI Conference.</text:p>
        </text:list-item>
      </text:list>
      <text:p text:style-name="Text_20_body"><text:span text:style-name="Strong_20_Emphasis">Projects:</text:span> <text:span text:style-name="Strong_20_Emphasis">Personal Portfolio Website</text:span></text:p>
      <text:list xml:id="list7646015141622914234" text:style-name="L7">
        <text:list-item>
          <text:p text:style-name="P17">Designed and developed a personal portfolio website to showcase my projects and skills.</text:p>
        </text:list-item>
        <text:list-item>
          <text:p text:style-name="P7">Used HTML, CSS, JavaScript, and React for the front-end and hosted on GitHub Pages.</text:p>
        </text:list-item>
      </text:list>
      <text:p text:style-name="Text_20_body"><text:span text:style-name="Strong_20_Emphasis">E-commerce Website</text:span></text:p>
      <text:list xml:id="list5824288588441718815" text:style-name="L8">
        <text:list-item>
          <text:p text:style-name="P18">Developed a full-stack e-commerce website with user authentication, product listings, and a shopping cart.</text:p>
        </text:list-item>
        <text:list-item>
          <text:p text:style-name="P8">Used React for the front-end and Node.js with Express for the backend, with MongoDB as the database.</text:p>
        </text:list-item>
      </text:list>
      <text:p text:style-name="Text_20_body"><text:span text:style-name="Strong_20_Emphasis">Certifications:</text:span></text:p>
      <text:list xml:id="list1549083756006708017" text:style-name="L9">
        <text:list-item>
          <text:p text:style-name="P19"><text:span text:style-name="Strong_20_Emphasis">Certified JavaScript Developer</text:span></text:p>
        </text:list-item>
        <text:list-item>
          <text:p text:style-name="P19"><text:span text:style-name="Strong_20_Emphasis">AWS Certified Developer - Associate</text:span></text:p>
        </text:list-item>
        <text:list-item>
          <text:p text:style-name="P9"><text:span text:style-name="Strong_20_Emphasis">Certified ScrumMaster (CSM)</text:span></text:p>
        </text:list-item>
      </text:list>
      <text:p text:style-name="Text_20_body"><text:span text:style-name="Strong_20_Emphasis">Interests:</text:span></text:p>
      <text:list xml:id="list2116612452550981747" text:style-name="L10">
        <text:list-item>
          <text:p text:style-name="P10">Hiking, Photography, Traveling, Reading Tech Blogs, Volunteering at Coding Bootcamps, Playing the Piano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aulio Cespedes</meta:initial-creator>
    <meta:creation-date>2024-05-25T10:23:02.94</meta:creation-date>
    <meta:document-statistic meta:table-count="0" meta:image-count="0" meta:object-count="0" meta:page-count="2" meta:paragraph-count="43" meta:word-count="467" meta:character-count="3290"/>
    <dc:date>2024-05-25T10:23:19.15</dc:date>
    <dc:creator>Braulio Cespedes</dc:creator>
    <meta:editing-duration>PT16S</meta:editing-duration>
    <meta:editing-cycles>1</meta:editing-cycles>
    <meta:generator>OpenOffice/4.1.15$Win32 OpenOffice.org_project/4115m2$Build-9813</meta:generator>
  </office:meta>
</office:document-meta>
</file>